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2" style:family="table-column">
      <style:table-column-properties fo:break-before="auto" style:column-width="4.71cm"/>
    </style:style>
    <style:style style:name="co3" style:family="table-column">
      <style:table-column-properties fo:break-before="auto" style:column-width="16.3cm"/>
    </style:style>
    <style:style style:name="co4" style:family="table-column">
      <style:table-column-properties fo:break-before="auto" style:column-width="11.381cm"/>
    </style:style>
    <style:style style:name="co5" style:family="table-column">
      <style:table-column-properties fo:break-before="auto" style:column-width="3.122cm"/>
    </style:style>
    <style:style style:name="co6" style:family="table-column">
      <style:table-column-properties fo:break-before="auto" style:column-width="1.217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1.085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1.323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1.50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817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8" style:family="table-row">
      <style:table-row-properties style:row-height="1.078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ce24" style:family="table-cell" style:parent-style-name="Default">
      <style:table-cell-properties fo:border-bottom="none" fo:background-color="transparent" fo:border-left="none" fo:border-right="0.74pt solid #000000" fo:border-top="non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0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7" style:family="table-cell" style:parent-style-name="Default">
      <style:table-cell-properties fo:border-bottom="none" fo:background-color="#b2a1c7" style:text-align-source="fix" style:repeat-content="false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9" style:family="table-cell" style:parent-style-name="Default">
      <style:table-cell-properties fo:border-bottom="none" fo:background-color="#b2a1c7" style:text-align-source="fix" style:repeat-content="false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2" style:family="table-cell" style:parent-style-name="Default">
      <style:table-cell-properties fo:background-color="#e5b8b7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3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7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6" style:family="table-cell" style:parent-style-name="Default">
      <style:table-cell-properties fo:background-color="#b2a1c7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7" style:family="table-cell" style:parent-style-name="Default">
      <style:table-cell-properties fo:background-color="#e5b8b7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32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center" fo:margin-left="0cm" style:writing-mode="page"/>
      <style:text-properties style:font-name="Calibri" fo:font-size="10pt" fo:font-style="normal" fo:font-weight="bold" style:font-name-asian="Calibri" style:font-size-asian="10pt" style:font-name-complex="Calibri" style:font-size-complex="10pt"/>
    </style:style>
    <style:style style:name="ce33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center" fo:margin-left="0cm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center" fo:margin-left="0cm" style:writing-mode="page"/>
      <style:text-properties fo:font-size="10pt" fo:font-style="normal" fo:font-weight="bold" style:font-name-asian="Calibri" style:font-size-asian="10pt" style:font-name-complex="Calibri" style:font-size-complex="10pt"/>
    </style:style>
    <style:style style:name="ce41" style:family="table-cell" style:parent-style-name="Default">
      <style:table-cell-properties fo:background-color="#c2d69b" style:text-align-source="fix" style:repeat-content="false" fo:border="0.74pt solid #000000" style:vertical-align="middle"/>
      <style:paragraph-properties fo:text-align="center" fo:margin-left="0cm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43" style:family="table-cell" style:parent-style-name="Default">
      <style:table-cell-properties fo:border-bottom="none" fo:background-color="#729fcf" style:text-align-source="fix" style:repeat-content="false" fo:border-left="none" fo:border-right="none" fo:border-top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5" style:family="table-cell" style:parent-style-name="Default">
      <style:table-cell-properties fo:background-color="#b2a1c7" style:text-align-source="fix" style:repeat-content="false" fo:wrap-option="wrap" fo:border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6" style:family="table-cell" style:parent-style-name="Default">
      <style:table-cell-properties fo:background-color="#e5b8b7" style:text-align-source="fix" style:repeat-content="false" fo:border="0.74pt solid #000000" style:vertical-align="middl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46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start" style:writing-mode="page"/>
      <style:text-properties style:font-name="Liberation Serif" fo:font-size="10pt" fo:font-style="normal" fo:font-weight="bold" style:font-name-asian="Segoe UI" style:font-size-asian="10pt" style:font-weight-asian="bold" style:font-name-complex="Tahoma" style:font-size-complex="10pt" style:font-weight-complex="bold"/>
    </style:style>
    <style:style style:name="ce47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start" style:writing-mode="page"/>
      <style:text-properties style:font-name="Calibri" fo:font-size="10pt" fo:font-style="normal" fo:font-weight="bold" style:font-name-asian="Calibri" style:font-size-asian="10pt" style:font-name-complex="Calibri" style:font-size-complex="10pt"/>
    </style:style>
    <style:style style:name="ce42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start" style:writing-mode="page"/>
      <style:text-properties style:font-name="Calibri" fo:font-size="10pt" fo:font-style="normal" fo:font-weight="bold" style:font-name-asian="Calibri" style:font-size-asian="10pt" style:font-weight-asian="bold" style:font-name-complex="Calibri" style:font-size-complex="10pt" style:font-weight-complex="bold"/>
    </style:style>
    <style:style style:name="ce49" style:family="table-cell" style:parent-style-name="Default">
      <style:table-cell-properties fo:background-color="#c2d69b" style:text-align-source="fix" style:repeat-content="false" fo:wrap-option="wrap" fo:border="0.74pt solid #000000" style:vertical-align="middle"/>
      <style:paragraph-properties fo:text-align="start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fo:background-color="transparent" fo:wrap-option="wrap" fo:border-left="none" fo:border-right="none" fo:border-top="none" style:vertical-align="middl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51" style:family="table-cell" style:parent-style-name="Default">
      <style:table-cell-properties fo:background-color="transparent" fo:wrap-option="wrap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6" style:family="table-cell" style:parent-style-name="Default">
      <style:table-cell-properties fo:background-color="transparent" fo:wrap-option="wrap" style:vertical-align="middl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9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54" style:family="table-cell" style:parent-style-name="Default">
      <style:table-cell-properties fo:background-color="#b2a1c7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55" style:family="table-cell" style:parent-style-name="Default">
      <style:table-cell-properties fo:background-color="#e5b8b7" style:text-align-source="fix" style:repeat-content="false" fo:wrap-option="wrap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8" style:family="table-cell" style:parent-style-name="Default">
      <style:table-cell-properties fo:border-bottom="none" fo:background-color="#b2a1c7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0" style:family="table-cell" style:parent-style-name="Default">
      <style:table-cell-properties fo:border-bottom="none" fo:background-color="#b2a1c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3" style:family="table-cell" style:parent-style-name="Default">
      <style:table-cell-properties fo:border-bottom="0.74pt solid #000000" fo:background-color="#b2a1c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59" style:family="table-cell" style:parent-style-name="Default">
      <style:table-cell-properties fo:border-bottom="none" fo:background-color="#e5b8b7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30" style:family="table-cell" style:parent-style-name="Default">
      <style:table-cell-properties fo:border-bottom="none" fo:background-color="#e5b8b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31" style:family="table-cell" style:parent-style-name="Default">
      <style:table-cell-properties fo:border-bottom="0.74pt solid #000000" fo:background-color="#e5b8b7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63" style:family="table-cell" style:parent-style-name="Default">
      <style:table-cell-properties fo:border-bottom="none" fo:background-color="#c2d69b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64" style:family="table-cell" style:parent-style-name="Default">
      <style:table-cell-properties fo:border-bottom="none" fo:background-color="#c2d69b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65" style:family="table-cell" style:parent-style-name="Default">
      <style:table-cell-properties fo:border-bottom="0.74pt solid #000000" fo:background-color="#c2d69b" style:text-align-source="fix" style:repeat-content="false" fo:wrap-option="wrap" fo:border-left="0.74pt solid #000000" fo:border-right="0.74pt solid #000000" fo:border-top="none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1" style:family="table-cell" style:parent-style-name="Default">
      <style:table-cell-properties fo:background-color="#b2a1c7" fo:wrap-option="wrap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67" style:family="table-cell" style:parent-style-name="Default">
      <style:table-cell-properties fo:border-bottom="none" fo:background-color="#729fcf" style:text-align-source="fix" style:repeat-content="false" fo:border-left="none" fo:border-right="0.74pt solid #000000" fo:border-top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2" style:family="table-cell" style:parent-style-name="Default">
      <style:table-cell-properties fo:background-color="#b2a1c7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69" style:family="table-cell" style:parent-style-name="Default">
      <style:table-cell-properties fo:background-color="#c2d69b" style:text-align-source="fix" style:repeat-content="false" fo:border="0.74pt solid #000000" style:vertical-align="middle"/>
      <style:paragraph-properties fo:text-align="center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70" style:family="table-cell" style:parent-style-name="Default">
      <style:table-cell-properties fo:background-color="#c2d69b" fo:border="0.74pt solid #000000" style:vertical-align="middle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71" style:family="table-cell" style:parent-style-name="Default">
      <style:table-cell-properties fo:background-color="#c2d69b" fo:border="0.74pt solid #000000"/>
      <style:paragraph-properties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T1" style:family="text">
      <style:text-properties fo:font-size="10pt" fo:font-weight="bold" style:text-underline-style="none" style:text-underline-color="font-color" fo:font-style="normal"/>
    </style:style>
    <style:style style:name="T2" style:family="text">
      <style:text-properties fo:font-size="10pt" fo:font-weight="normal" style:text-underline-style="none" style:text-underline-color="font-color" fo:font-style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text-underline-style="none" style:text-underline-color="font-color" fo:font-style="normal"/>
    </style:style>
  </office:automatic-styles>
  <office:body>
    <office:spreadsheet>
      <table:content-validations>
        <table:content-validation table:name="val1" table:condition="of:cell-content-is-in-list(&quot;Oui&quot;;&quot;Non&quot;;&quot;Partiellement&quot;)" table:allow-empty-cell="false" table:display-list="unsorted" table:base-cell-address="Feuille1.E4">
          <table:error-message table:message-type="stop" table:display="true"/>
        </table:content-validation>
        <table:content-validation table:name="val2" table:condition="of:cell-content-is-in-list(&quot;Oui&quot;;&quot;Non&quot;;&quot;Partiellement&quot;)" table:allow-empty-cell="false" table:display-list="unsorted" table:base-cell-address="Feuille1.E16">
          <table:error-message table:message-type="stop" table:display="true"/>
        </table:content-validation>
        <table:content-validation table:name="val3" table:condition="of:cell-content-is-in-list(&quot;Oui&quot;;&quot;Non&quot;;&quot;Partiellement&quot;)" table:allow-empty-cell="false" table:display-list="unsorted" table:base-cell-address="Feuille1.E23">
          <table:error-message table:message-type="stop" table:display="true"/>
        </table:content-validation>
        <table:content-validation table:name="val4" table:condition="of:cell-content-is-in-list(&quot;Equipe infrastructure (DC)&quot;;&quot;Equipe d'exploitation&quot;;&quot;Les deux&quot;;&quot;A définir&quot;)" table:allow-empty-cell="false" table:display-list="unsorted" table:base-cell-address="Feuille1.F4">
          <table:error-message table:message-type="stop" table:display="true"/>
        </table:content-validation>
        <table:content-validation table:name="val5" table:condition="of:cell-content-is-in-list(&quot;En cours&quot;;&quot;Terminé&quot;;&quot;Pas commencé&quot;)" table:allow-empty-cell="false" table:display-list="unsorted" table:base-cell-address="Feuille1.I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41"/>
        <table:table-column table:style-name="co4" table:default-cell-style-name="ce47"/>
        <table:table-column table:style-name="co2" table:number-columns-repeated="2" table:default-cell-style-name="ce13"/>
        <table:table-column table:style-name="co2" table:number-columns-repeated="2" table:default-cell-style-name="ce64"/>
        <table:table-column table:style-name="co5" table:default-cell-style-name="ce70"/>
        <table:table-column table:style-name="co6" table:number-columns-repeated="1015" table:default-cell-style-name="Default"/>
        <table:table-column table:style-name="co7" table:number-columns-repeated="101" table:default-cell-style-name="Default"/>
        <table:table-column table:style-name="co8" table:number-columns-repeated="101" table:default-cell-style-name="Default"/>
        <table:table-column table:style-name="co9" table:number-columns-repeated="101" table:default-cell-style-name="Default"/>
        <table:table-column table:style-name="co10" table:number-columns-repeated="101" table:default-cell-style-name="Default"/>
        <table:table-column table:style-name="co11" table:number-columns-repeated="101" table:default-cell-style-name="Default"/>
        <table:table-column table:style-name="co12" table:default-cell-style-name="Default"/>
        <table:table-column table:style-name="co13" table:number-columns-repeated="14853" table:default-cell-style-name="Default"/>
        <table:table-column table:style-name="co14" table:default-cell-style-name="Default"/>
        <table:table-row table:style-name="ro1">
          <table:table-cell/>
          <table:table-cell table:style-name="Default" table:number-columns-repeated="2"/>
          <table:table-cell table:style-name="ce4"/>
          <table:table-cell table:style-name="ce5"/>
          <table:table-cell table:style-name="ce6"/>
          <table:table-cell table:style-name="ce51"/>
          <table:table-cell table:style-name="Default" table:number-columns-repeated="2"/>
          <table:table-cell table:number-columns-repeated="16375"/>
        </table:table-row>
        <table:table-row table:style-name="ro2">
          <table:table-cell/>
          <table:table-cell table:style-name="ce8" office:value-type="string" calcext:value-type="string">
            <text:p><text:span text:style-name="T1">Document</text:span></text:p>
          </table:table-cell>
          <table:table-cell table:style-name="ce8" office:value-type="string" calcext:value-type="string">
            <text:p><text:span text:style-name="T1">Catégorie</text:span></text:p>
          </table:table-cell>
          <table:table-cell table:style-name="ce8" office:value-type="string" calcext:value-type="string">
            <text:p><text:span text:style-name="T1">Informations</text:span></text:p>
          </table:table-cell>
          <table:table-cell table:style-name="ce8" office:value-type="string" calcext:value-type="string">
            <text:p><text:span text:style-name="T1">Récolté ?</text:span></text:p>
          </table:table-cell>
          <table:table-cell table:style-name="ce9" office:value-type="string" calcext:value-type="string">
            <text:p><text:span text:style-name="T1">Responsable</text:span></text:p>
          </table:table-cell>
          <table:table-cell table:style-name="ce9" office:value-type="string" calcext:value-type="string">
            <text:p><text:span text:style-name="T1">A remplir</text:span></text:p>
          </table:table-cell>
          <table:table-cell table:style-name="ce9" office:value-type="string" calcext:value-type="string">
            <text:p><text:span text:style-name="T1">Deadline</text:span></text:p>
          </table:table-cell>
          <table:table-cell table:style-name="ce8" office:value-type="string" calcext:value-type="string">
            <text:p><text:span text:style-name="T1">Statut</text:span></text:p>
          </table:table-cell>
          <table:table-cell table:number-columns-repeated="16375"/>
        </table:table-row>
        <table:table-row table:style-name="ro2">
          <table:table-cell/>
          <table:table-cell table:style-name="ce10" office:value-type="string" calcext:value-type="string" table:number-columns-spanned="8" table:number-rows-spanned="1">
            <text:p><text:span text:style-name="T1">Stratégie d’homologation</text:span></text:p>
          </table:table-cell>
          <table:covered-table-cell table:style-name="ce27"/>
          <table:covered-table-cell table:style-name="ce43"/>
          <table:covered-table-cell table:number-columns-repeated="4" table:style-name="ce27"/>
          <table:covered-table-cell table:style-name="ce67"/>
          <table:table-cell table:number-columns-repeated="16375"/>
        </table:table-row>
        <table:table-row table:style-name="ro1">
          <table:table-cell/>
          <table:table-cell table:style-name="ce7" office:value-type="string" calcext:value-type="string" table:number-columns-spanned="1" table:number-rows-spanned="11">
            <text:p><text:span text:style-name="T1">Stratégie d’homologation</text:span></text:p>
          </table:table-cell>
          <table:table-cell table:style-name="ce7" office:value-type="string" calcext:value-type="string" table:number-columns-spanned="1" table:number-rows-spanned="8">
            <text:p><text:span text:style-name="T2">Principes généraux </text:span></text:p>
          </table:table-cell>
          <table:table-cell table:style-name="ce15" office:value-type="string" calcext:value-type="string">
            <text:p><text:span text:style-name="T2">Référentiel interne</text:span></text:p>
          </table:table-cell>
          <table:table-cell table:style-name="ce16" table:content-validation-name="val1" office:value-type="string" calcext:value-type="string">
            <text:p>Non</text:p>
          </table:table-cell>
          <table:table-cell table:style-name="ce54" table:content-validation-name="val4" office:value-type="string" calcext:value-type="string" table:number-columns-spanned="1" table:number-rows-spanned="11">
            <text:p><text:span text:style-name="T2">Equipe d'exploitation</text:span></text:p>
          </table:table-cell>
          <table:table-cell table:style-name="ce18" office:value-type="string" calcext:value-type="string" table:number-columns-spanned="1" table:number-rows-spanned="11">
            <text:p><text:span text:style-name="T2">1 - Document réponse stratégie d'homologation</text:span></text:p>
          </table:table-cell>
          <table:table-cell table:style-name="ce54" office:value-type="string" calcext:value-type="string" table:number-columns-spanned="1" table:number-rows-spanned="11">
            <text:p><text:span text:style-name="T2">A définir</text:span></text:p>
          </table:table-cell>
          <table:table-cell table:style-name="ce16" table:content-validation-name="val5" office:value-type="string" calcext:value-type="string" table:number-columns-spanned="1" table:number-rows-spanned="11">
            <text:p><text:span text:style-name="T2">Pas commencé</text:span></text:p>
          </table:table-cell>
          <table:table-cell table:number-columns-repeated="16375"/>
        </table:table-row>
        <table:table-row table:style-name="ro1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Environnement, objectif et fonctionnement global du SI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0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Périmètre technique du SI (le ou les systèmes)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0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Interconnexion du SI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0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Périmètre physique du SI (le ou les sites)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0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3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Schéma d’architecture technique (logique, physique et interconnexions)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0"/>
          <table:covered-table-cell table:style-name="ce54" office:value-type="string" calcext:value-type="string">
            <text:p><text:span text:style-name="T2">A définir</text:span></text:p>
          </table:covered-table-cell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3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Durée de validité du SI avec la durée de chaque phase (test, exercice, mission) ainsi que la durée de vie du SI. 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0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4">
          <table:table-cell/>
          <table:covered-table-cell table:number-columns-repeated="2" table:style-name="ce19"/>
          <table:table-cell table:style-name="ce15" office:value-type="string" calcext:value-type="string">
            <text:p><text:span text:style-name="T2">Planning de livraison des différentes versions du SI (si existant)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3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style-name="ce19"/>
          <table:table-cell table:style-name="ce16" office:value-type="string" calcext:value-type="string" table:number-columns-spanned="1" table:number-rows-spanned="3">
            <text:p><text:span text:style-name="T2">Cycle de vie</text:span></text:p>
          </table:table-cell>
          <table:table-cell table:style-name="ce15" office:value-type="string" calcext:value-type="string">
            <text:p><text:span text:style-name="T2">les phases développement et installation du SI. 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3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style-name="ce19"/>
          <table:covered-table-cell table:style-name="ce16"/>
          <table:table-cell table:style-name="ce15" office:value-type="string" calcext:value-type="string">
            <text:p><text:span text:style-name="T2">Description de la phase de mise en service opérationnel. (MSO)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3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1">
          <table:table-cell/>
          <table:covered-table-cell table:style-name="ce19"/>
          <table:covered-table-cell table:style-name="ce16"/>
          <table:table-cell table:style-name="ce15" office:value-type="string" calcext:value-type="string">
            <text:p><text:span text:style-name="T2">Description du Maintien en condition opérationnelle (MCO) </text:span></text:p>
          </table:table-cell>
          <table:table-cell table:style-name="ce16" table:content-validation-name="val1" office:value-type="string" calcext:value-type="string">
            <text:p>Non</text:p>
          </table:table-cell>
          <table:covered-table-cell table:style-name="ce54" table:content-validation-name="val4" office:value-type="string" calcext:value-type="string">
            <text:p><text:span text:style-name="T2">Equipe d'exploitation</text:span></text:p>
          </table:covered-table-cell>
          <table:covered-table-cell table:style-name="ce23"/>
          <table:covered-table-cell table:style-name="ce21"/>
          <table:covered-table-cell table:style-name="ce22" table:content-validation-name="val5" office:value-type="string" calcext:value-type="string">
            <text:p><text:span text:style-name="T2">Pas commencé</text:span></text:p>
          </table:covered-table-cell>
          <table:table-cell table:number-columns-repeated="16375"/>
        </table:table-row>
        <table:table-row table:style-name="ro2">
          <table:table-cell table:style-name="ce24"/>
          <table:table-cell table:style-name="ce10" office:value-type="string" calcext:value-type="string" table:number-columns-spanned="8" table:number-rows-spanned="1">
            <text:p><text:span text:style-name="T1">Analyse de risques</text:span></text:p>
          </table:table-cell>
          <table:covered-table-cell table:style-name="ce27"/>
          <table:covered-table-cell table:style-name="ce43"/>
          <table:covered-table-cell table:number-columns-repeated="4" table:style-name="ce27"/>
          <table:covered-table-cell table:style-name="ce67"/>
          <table:table-cell table:number-columns-repeated="16375"/>
        </table:table-row>
        <table:table-row table:style-name="ro1">
          <table:table-cell/>
          <table:table-cell table:style-name="ce12" office:value-type="string" calcext:value-type="string" table:number-columns-spanned="1" table:number-rows-spanned="6">
            <text:p><text:span text:style-name="T1">Analyse de risques</text:span></text:p>
          </table:table-cell>
          <table:table-cell table:style-name="ce12" office:value-type="string" calcext:value-type="string" table:number-columns-spanned="1" table:number-rows-spanned="6">
            <text:p><text:span text:style-name="T2">X</text:span></text:p>
          </table:table-cell>
          <table:table-cell table:style-name="ce26" office:value-type="string" calcext:value-type="string">
            <text:p><text:span text:style-name="T2">Liste des valeurs métiers (données, informations, processus)</text:span></text:p>
          </table:table-cell>
          <table:table-cell table:style-name="ce12" table:content-validation-name="val2" office:value-type="string" calcext:value-type="string">
            <text:p>Non</text:p>
          </table:table-cell>
          <table:table-cell table:style-name="ce55" table:content-validation-name="val4" office:value-type="string" calcext:value-type="string" table:number-columns-spanned="1" table:number-rows-spanned="6">
            <text:p><text:span text:style-name="T2">Equipe d'exploitation</text:span></text:p>
          </table:table-cell>
          <table:table-cell table:style-name="ce59" office:value-type="string" calcext:value-type="string" table:number-columns-spanned="1" table:number-rows-spanned="5">
            <text:p><text:span text:style-name="T2">2 - Document réponse analyse de risques</text:span></text:p>
          </table:table-cell>
          <table:table-cell table:style-name="ce59" office:value-type="string" calcext:value-type="string" table:number-columns-spanned="1" table:number-rows-spanned="5">
            <text:p><text:span text:style-name="T2">A définir</text:span></text:p>
          </table:table-cell>
          <table:table-cell table:style-name="ce12" table:content-validation-name="val5" office:value-type="string" calcext:value-type="string" table:number-columns-spanned="1" table:number-rows-spanned="5">
            <text:p><text:span text:style-name="T2">Pas commencé</text:span></text:p>
          </table:table-cell>
          <table:table-cell table:number-columns-repeated="16375"/>
        </table:table-row>
        <table:table-row table:style-name="ro1">
          <table:table-cell/>
          <table:covered-table-cell table:style-name="ce12"/>
          <table:covered-table-cell table:style-name="ce17"/>
          <table:table-cell table:style-name="ce26" office:value-type="string" calcext:value-type="string">
            <text:p><text:span text:style-name="T2">Liste des biens supports (équipement, serveur, poste)</text:span></text:p>
          </table:table-cell>
          <table:table-cell table:style-name="ce12" table:content-validation-name="val2" office:value-type="string" calcext:value-type="string">
            <text:p>Non</text:p>
          </table:table-cell>
          <table:covered-table-cell table:style-name="ce55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30"/>
          <table:covered-table-cell table:style-name="ce17" table:content-validation-name="val5"/>
          <table:table-cell table:number-columns-repeated="16375"/>
        </table:table-row>
        <table:table-row table:style-name="ro1">
          <table:table-cell/>
          <table:covered-table-cell table:style-name="ce12"/>
          <table:covered-table-cell table:style-name="ce17"/>
          <table:table-cell table:style-name="ce26" office:value-type="string" calcext:value-type="string">
            <text:p><text:span text:style-name="T2">Schéma de flux (déjà renseigné)</text:span></text:p>
          </table:table-cell>
          <table:table-cell table:style-name="ce12" table:content-validation-name="val2" office:value-type="string" calcext:value-type="string">
            <text:p>Non</text:p>
          </table:table-cell>
          <table:covered-table-cell table:style-name="ce55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30"/>
          <table:covered-table-cell table:style-name="ce17" table:content-validation-name="val5"/>
          <table:table-cell table:number-columns-repeated="16375"/>
        </table:table-row>
        <table:table-row table:style-name="ro1">
          <table:table-cell/>
          <table:covered-table-cell table:style-name="ce12"/>
          <table:covered-table-cell table:style-name="ce17"/>
          <table:table-cell table:style-name="ce26" office:value-type="string" calcext:value-type="string">
            <text:p><text:span text:style-name="T2">Parties prenantes (prestataire, partenaire, client et leur rôle)</text:span></text:p>
          </table:table-cell>
          <table:table-cell table:style-name="ce12" table:content-validation-name="val2" office:value-type="string" calcext:value-type="string">
            <text:p>Non</text:p>
          </table:table-cell>
          <table:covered-table-cell table:style-name="ce55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30"/>
          <table:covered-table-cell table:style-name="ce17" table:content-validation-name="val5"/>
          <table:table-cell table:number-columns-repeated="16375"/>
        </table:table-row>
        <table:table-row table:style-name="ro5">
          <table:table-cell/>
          <table:covered-table-cell table:style-name="ce12"/>
          <table:covered-table-cell table:style-name="ce17"/>
          <table:table-cell table:style-name="ce26" office:value-type="string" calcext:value-type="string">
            <text:p><text:span text:style-name="T2">Evenements redoutés connues</text:span></text:p>
          </table:table-cell>
          <table:table-cell table:style-name="ce12" table:content-validation-name="val2" office:value-type="string" calcext:value-type="string">
            <text:p>Non</text:p>
          </table:table-cell>
          <table:covered-table-cell table:style-name="ce55" table:content-validation-name="val4" office:value-type="string" calcext:value-type="string">
            <text:p><text:span text:style-name="T2">Equipe d'exploitation</text:span></text:p>
          </table:covered-table-cell>
          <table:covered-table-cell table:number-columns-repeated="2" table:style-name="ce31"/>
          <table:covered-table-cell table:style-name="ce17" table:content-validation-name="val5"/>
          <table:table-cell table:number-columns-repeated="16375"/>
        </table:table-row>
        <table:table-row table:style-name="ro3">
          <table:table-cell/>
          <table:covered-table-cell table:style-name="ce12"/>
          <table:covered-table-cell table:style-name="ce17"/>
          <table:table-cell table:style-name="ce26" office:value-type="string" calcext:value-type="string">
            <text:p><text:span text:style-name="T2">Ecart avec socle de sécurité</text:span></text:p>
          </table:table-cell>
          <table:table-cell table:style-name="ce12" table:content-validation-name="val2" office:value-type="string" calcext:value-type="string">
            <text:p>Non</text:p>
          </table:table-cell>
          <table:covered-table-cell table:style-name="ce55" table:content-validation-name="val4" office:value-type="string" calcext:value-type="string">
            <text:p><text:span text:style-name="T2">Equipe d'exploitation</text:span></text:p>
          </table:covered-table-cell>
          <table:table-cell table:style-name="ce55" office:value-type="string" calcext:value-type="string">
            <text:p><text:span text:style-name="T2">3 - Document réponse socle de sécurité</text:span></text:p>
          </table:table-cell>
          <table:table-cell table:style-name="ce59" office:value-type="string" calcext:value-type="string">
            <text:p><text:span text:style-name="T2">A définir</text:span></text:p>
          </table:table-cell>
          <table:table-cell table:style-name="ce12" table:content-validation-name="val5" office:value-type="string" calcext:value-type="string">
            <text:p><text:span text:style-name="T2">Pas commencé</text:span></text:p>
          </table:table-cell>
          <table:table-cell table:number-columns-repeated="16375"/>
        </table:table-row>
        <table:table-row table:style-name="ro2">
          <table:table-cell table:style-name="ce24"/>
          <table:table-cell table:style-name="ce10" office:value-type="string" calcext:value-type="string" table:number-columns-spanned="8" table:number-rows-spanned="1">
            <text:p><text:span text:style-name="T1">Procédures d’exploitation de la sécurité</text:span></text:p>
          </table:table-cell>
          <table:covered-table-cell table:style-name="ce27"/>
          <table:covered-table-cell table:style-name="ce43"/>
          <table:covered-table-cell table:number-columns-repeated="4" table:style-name="ce27"/>
          <table:covered-table-cell table:style-name="ce67"/>
          <table:table-cell table:number-columns-repeated="16375"/>
        </table:table-row>
        <table:table-row table:style-name="ro6">
          <table:table-cell/>
          <table:table-cell office:value-type="string" calcext:value-type="string" table:number-columns-spanned="1" table:number-rows-spanned="42">
            <text:p><text:span text:style-name="T1">Procédures d’exploitation</text:span></text:p>
          </table:table-cell>
          <table:table-cell table:style-name="ce32" office:value-type="string" calcext:value-type="string" table:number-columns-spanned="1" table:number-rows-spanned="6">
            <text:p><text:span text:style-name="T3">Physique</text:span></text:p>
            <text:p/>
          </table:table-cell>
          <table:table-cell table:style-name="ce46" office:value-type="string" calcext:value-type="string">
            <text:p>- Nombres de sites &amp; répartition 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table-cell table:style-name="ce63" office:value-type="string" calcext:value-type="string" table:number-columns-spanned="1" table:number-rows-spanned="42">
            <text:p><text:span text:style-name="T2">4 - Document réponse PES</text:span></text:p>
          </table:table-cell>
          <table:table-cell table:style-name="ce63" office:value-type="string" calcext:value-type="string" table:number-columns-spanned="1" table:number-rows-spanned="42">
            <text:p><text:span text:style-name="T2">A définir</text:span></text:p>
          </table:table-cell>
          <table:table-cell table:style-name="ce69" table:content-validation-name="val5" office:value-type="string" calcext:value-type="string" table:number-columns-spanned="1" table:number-rows-spanned="42">
            <text:p><text:span text:style-name="T2">Pas commencé</text:span></text:p>
          </table:table-cell>
          <table:table-cell table:number-columns-repeated="16375"/>
        </table:table-row>
        <table:table-row table:style-name="ro6">
          <table:table-cell/>
          <table:covered-table-cell/>
          <table:covered-table-cell table:style-name="ce33"/>
          <table:table-cell office:value-type="string" calcext:value-type="string">
            <text:p>- Stockage des clefs &amp; Méthode d'obtention de droit physique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/>
          <table:covered-table-cell table:style-name="ce33"/>
          <table:table-cell office:value-type="string" calcext:value-type="string">
            <text:p>- Contrôle d'accès pour chaque sites (badge, clefs, empreinte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/>
          <table:covered-table-cell table:style-name="ce33"/>
          <table:table-cell office:value-type="string" calcext:value-type="string">
            <text:p>- Contrôle d’intégrité des équipements physiques sur chaque sites (serveurs,maintenance,vérifications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/>
          <table:covered-table-cell table:style-name="ce33"/>
          <table:table-cell office:value-type="string" calcext:value-type="string">
            <text:p>- Surveillance et alarmes ( vidéo, alarmes, détecteurs)&amp; gestion si déclenchement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/>
          <table:covered-table-cell table:style-name="ce33"/>
          <table:table-cell table:style-name="ce42" office:value-type="string" calcext:value-type="string">
            <text:p>- Mesures 24/24 (verrouillage automatique, alarmes actives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/>
          <table:table-cell table:style-name="ce29" office:value-type="string" calcext:value-type="string" table:number-columns-spanned="1" table:number-rows-spanned="4">
            <text:p>Personnes</text:p>
          </table:table-cell>
          <table:table-cell office:value-type="string" calcext:value-type="string">
            <text:p>- Liste des catégories d'usagers (admin, user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Liste des droits par catégories d'usager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Liste des personnes ayant accès aux documents relatifs au SI et leur droits d'accès locaux et système (responsable technique, opérationel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Prestataire de maintenance/entretien avec leur droits d'accès/habilitation temporaire ou permanent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/>
          <table:table-cell table:style-name="ce29" office:value-type="string" calcext:value-type="string" table:number-columns-spanned="1" table:number-rows-spanned="6">
            <text:p>Documentations techniques</text:p>
          </table:table-cell>
          <table:table-cell office:value-type="string" calcext:value-type="string">
            <text:p>- Liste des documentations techniques et méthode de protection (chiffrement, accès restreint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Procédure et niveau d'habilitation nécessaire pour consulter les documentations du SI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Méthode mise en place pour <text:s/>assurer l'intégrité des documentations et l'historique des modification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<text:s/>Méthode de création, diffusion et niveau droits d'accès des documentation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Méthode de déclassification et retrait des documentations (papier, numérique)</text:p>
          </table:table-cell>
          <table:table-cell table:content-validation-name="val3"/>
          <table:table-cell table:content-validation-name="val4"/>
          <table:covered-table-cell table:number-columns-repeated="2"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table:style-name="ce49" office:value-type="string" calcext:value-type="string">
            <text:p>- Gestion du cycle de vie global des documentations (création, diffusion, modification, stockage, retrait)- 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/>
          <table:table-cell table:style-name="ce29" office:value-type="string" calcext:value-type="string" table:number-columns-spanned="1" table:number-rows-spanned="6">
            <text:p>Système</text:p>
          </table:table-cell>
          <table:table-cell office:value-type="string" calcext:value-type="string">
            <text:p>- <text:s/>Schéma du système avec paramètres de configurations, version, …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Liste de mesures contre la perte, endommagement, vol, compromission des biens support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Emplacement de stockage, méthode de manipulation des sauvegardes. 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Procédure d’arrêt et démarrage des serveur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Mesures de secours contre des perturbations électriques, chaleur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Méthode de maintenance des équipements (période, opération, mesures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/>
          <table:table-cell table:style-name="ce29" office:value-type="string" calcext:value-type="string" table:number-columns-spanned="1" table:number-rows-spanned="10">
            <text:p><text:span text:style-name="T4">Logicielle</text:span></text:p>
            <text:p/>
          </table:table-cell>
          <table:table-cell office:value-type="string" calcext:value-type="string">
            <text:p>- Méthodes d'authentification et les niveaux de privilèges pour accéder au système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Méthode de création, modifications et suppression des compte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Méthode de stockage des mots de passes et rôles utilisateur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Méthode contrôle d'intégrité des logiciels déployé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Méthode de création et gestion des snapshots (stockage, accès, test, redéploiement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Système de surveillance avec des alertes selon les actions non autorisées ou comportement suspect/abusif (EDR, Antivirus, Syslog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Méthode d'archivage des logs système et leur utilisation (redirection vers SIEM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Système de protection contre les virus systèmes (antivirus, sas, machines blanches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Méthode de génération de clef de chiffrement avec son stockage, distribution et révocation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Méthode de cloisonnement réseau et filtres d'accès 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/>
          <table:table-cell table:style-name="ce29" office:value-type="string" calcext:value-type="string" table:number-columns-spanned="1" table:number-rows-spanned="7">
            <text:p>Gestion d’incidents</text:p>
          </table:table-cell>
          <table:table-cell office:value-type="string" calcext:value-type="string">
            <text:p>- Types de sauvegarde (serveur, logicielle, données) avec méthode et la fréquence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Méthode et condition de stockage des données et sauvegardes avec niveau d'habilitation nécessaire et processus d'authentification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Procédure et étapes de reprises après incident matériel (redémarrage, restauration, notification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 table:number-columns-repeated="2"/>
          <table:table-cell office:value-type="string" calcext:value-type="string">
            <text:p>- Liste de protection contre les coupures et perturbations électrique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Liste de protection contre la chaleur (climatisation, redondance, contrôle automatique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Procédure en cas de perte totale du réseau interne et moyen de communication avec les équipes (messagerie alternative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Procédure en cas d'urgence extrême (explosion, inondation,arrêt d'urgence, et la communication qu'il en suit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6">
          <table:table-cell/>
          <table:covered-table-cell/>
          <table:table-cell table:style-name="ce29" office:value-type="string" calcext:value-type="string" table:number-columns-spanned="1" table:number-rows-spanned="3">
            <text:p>Gestion de configuration</text:p>
          </table:table-cell>
          <table:table-cell office:value-type="string" calcext:value-type="string">
            <text:p>- Responsabilités du contrôle d'intégrité matérielle et logicielle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7">
          <table:table-cell/>
          <table:covered-table-cell table:number-columns-repeated="2"/>
          <table:table-cell office:value-type="string" calcext:value-type="string">
            <text:p>- Configuration de référence des composants du SI (noms, OS, logiciel,numéro et version)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/>
          <table:covered-table-cell table:content-validation-name="val5"/>
          <table:table-cell table:number-columns-repeated="16375"/>
        </table:table-row>
        <table:table-row table:style-name="ro8">
          <table:table-cell/>
          <table:covered-table-cell table:number-columns-repeated="2"/>
          <table:table-cell office:value-type="string" calcext:value-type="string">
            <text:p>- Méthode de gestion des évolutions matérielles &amp; logicielles avec les étapes de validation d'une évolution, test, mise en production et documentation des changements</text:p>
          </table:table-cell>
          <table:table-cell table:content-validation-name="val3" office:value-type="string" calcext:value-type="string">
            <text:p>Non</text:p>
          </table:table-cell>
          <table:table-cell table:content-validation-name="val4" office:value-type="string" calcext:value-type="string">
            <text:p><text:span text:style-name="T2">A définir</text:span></text:p>
          </table:table-cell>
          <table:covered-table-cell table:style-name="ce65" office:value-type="string" calcext:value-type="string">
            <text:p><text:span text:style-name="T2">4 - Document réponse PES Infrastructure 4-Document réponse PES Exploitation</text:span></text:p>
          </table:covered-table-cell>
          <table:covered-table-cell table:style-name="ce65"/>
          <table:covered-table-cell table:style-name="ce71"/>
          <table:table-cell table:number-columns-repeated="16375"/>
        </table:table-row>
        <table:table-row table:style-name="ro1" table:number-rows-repeated="3">
          <table:table-cell/>
          <table:table-cell table:style-name="Default" table:number-columns-repeated="2"/>
          <table:table-cell table:style-name="ce4"/>
          <table:table-cell table:style-name="ce51"/>
          <table:table-cell table:style-name="ce6"/>
          <table:table-cell table:style-name="ce51"/>
          <table:table-cell table:style-name="Default" table:number-columns-repeated="2"/>
          <table:table-cell table:number-columns-repeated="16375"/>
        </table:table-row>
        <table:table-row table:style-name="ro9">
          <table:table-cell/>
          <table:table-cell table:style-name="Default" table:number-columns-repeated="8"/>
          <table:table-cell table:number-columns-repeated="16375"/>
        </table:table-row>
        <table:table-row table:style-name="ro9">
          <table:table-cell/>
          <table:table-cell table:style-name="Default" table:number-columns-repeated="8"/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0pt" style:font-name-asian="Calibri" style:font-family-asian="Calibri" style:font-size-asian="10pt" style:font-name-complex="Calibri" style:font-family-complex="Calibri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able-cell-properties fo:background-color="transparent"/>
      <style:paragraph-properties style:writing-mode="page"/>
      <style:text-properties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9:35:20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8T19:55:27.713000000</dc:date>
    <meta:editing-duration>PT4H46M23S</meta:editing-duration>
    <meta:editing-cycles>6</meta:editing-cycles>
    <meta:document-statistic meta:table-count="1" meta:cell-count="262" meta:object-count="0"/>
  </office:meta>
</office:document-meta>
</file>